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05cm" draw:marker-end-width="0.05cm" draw:fill="solid" draw:fill-color="#ffffcc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svg:stroke-width="0cm" draw:marker-start-width="0.05cm" draw:marker-end-width="0.05cm" draw:fill="solid" draw:fill-color="#ccffff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 style:parent-style-name="standard">
      <style:graphic-properties svg:stroke-width="0cm" draw:marker-start-width="0.05cm" draw:marker-end-width="0.05cm" draw:fill="solid" draw:fill-color="#ffcc99" draw:textarea-horizontal-align="justify" draw:textarea-vertical-align="middle" draw:auto-grow-height="false" fo:padding-top="0.125cm" fo:padding-bottom="0.125cm" fo:padding-left="0.25cm" fo:padding-right="0.25cm"/>
    </style:style>
    <style:style style:name="gr4" style:family="graphic" style:parent-style-name="standard">
      <style:graphic-properties svg:stroke-width="0cm" draw:marker-start-width="0.05cm" draw:marker-end-width="0.05cm" draw:fill="solid" draw:fill-color="#e6e6ff" draw:textarea-horizontal-align="justify" draw:textarea-vertical-align="middle" draw:auto-grow-height="false" fo:padding-top="0.125cm" fo:padding-bottom="0.125cm" fo:padding-left="0.25cm" fo:padding-right="0.25cm"/>
    </style:style>
    <style:style style:name="P1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3cm" svg:height="1cm" svg:x="2cm" svg:y="4.5cm">
          <text:p text:style-name="P1">neven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5cm" svg:y="4.5cm">
          <text:p text:style-name="P1">pt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4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2cm" svg:y="5.5cm">
          <text:p text:style-name="P1">pt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1cm" svg:x="11cm" svg:y="6.5cm">
          <text:p text:style-name="P1">pt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4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4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4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2cm" svg:y="4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3cm" svg:y="4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4cm" svg:y="4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4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6cm" svg:y="4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cm" svg:y="4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cm" svg:y="5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cm" svg:y="5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4cm" svg:y="5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5cm" svg:y="5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6cm" svg:y="5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7cm" svg:y="5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8cm" svg:y="5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9cm" svg:y="5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0cm" svg:y="5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1cm" svg:y="5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5cm" svg:y="5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6cm" svg:y="5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7cm" svg:y="5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2cm" svg:y="6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3cm" svg:y="6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4cm" svg:y="6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5cm" svg:y="6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6cm" svg:y="6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7cm" svg:y="6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8cm" svg:y="6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9cm" svg:y="6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0cm" svg:y="6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4cm" svg:y="6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5cm" svg:y="6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16cm" svg:y="6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17cm" svg:y="6.5cm">
          <text:p text:style-name="P1">y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cm" svg:x="2cm" svg:y="7.5cm">
          <text:p text:style-name="P1">x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cm" svg:height="1cm" svg:x="3cm" svg:y="7.5cm">
          <text:p text:style-name="P1">y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GB" style:font-family-asian="'Nimbus Sans L'" style:font-family-generic-asian="system" style:font-pitch-asian="variable" style:font-size-asian="24pt" style:language-asian="zxx" style:country-asian="none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Gothic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1$Linux OpenOffice.org_project/680m6$Build-9095</meta:generator>
    <meta:creation-date>2007-11-19T10:45:18</meta:creation-date>
    <dc:date>2007-11-19T15:20:01</dc:date>
    <dc:language>en-GB</dc:language>
    <meta:editing-cycles>6</meta:editing-cycles>
    <meta:editing-duration>PT1H29M32S</meta:editing-duration>
    <meta:user-defined meta:name="Info 1"/>
    <meta:user-defined meta:name="Info 2"/>
    <meta:user-defined meta:name="Info 3"/>
    <meta:user-defined meta:name="Info 4"/>
    <meta:document-statistic meta:object-count="42"/>
  </office:meta>
</office:document-meta>
</file>